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51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6cm" fo:min-width="0cm"/>
    </style:style>
    <style:style style:name="gr4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0cm"/>
    </style:style>
    <style:style style:name="gr8" style:family="graphic" style:parent-style-name="objectwithoutfill">
      <style:graphic-properties svg:stroke-width="0.05cm" svg:stroke-color="#ff9966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cm" svg:stroke-color="#0000ff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fill="solid" draw:fill-color="#0000ff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fill="solid" draw:fill-color="#ff9966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swiss" style:font-pitch="variable"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family="Arial" style:font-family-generic="swiss" style:font-pitch="variable" fo:font-size="14pt" style:font-size-asian="14pt" style:font-size-complex="14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3cm" svg:height="3cm" svg:x="2cm" svg:y="3cm">
          <text:p text:style-name="P1"><text:span text:style-name="T1">Light Of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3cm" svg:height="3cm" svg:x="8cm" svg:y="3cm">
          <text:p text:style-name="P1"><text:span text:style-name="T1">Light Off</text:span></text:p>
          <text:p text:style-name="P1"><text:span text:style-name="T1">Noi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4.85cm" svg:height="2.471cm" svg:x="24.1cm" svg:y="6.2cm">
          <draw:text-box>
            <text:p><text:span text:style-name="T2">nd: Noise detected</text:span></text:p>
            <text:p><text:span text:style-name="T2">pm: Var Pot change</text:span></text:p>
            <text:p><text:span text:style-name="T2">pot: Var Pot value</text:span></text:p>
            <text:p><text:span text:style-name="T2">lt: Light intensity</text:span></text:p>
          </draw:text-box>
        </draw:frame>
        <draw:frame draw:style-name="gr3" draw:text-style-name="P3" draw:layer="layout" svg:width="1.903cm" svg:height="1.361cm" svg:x="5.297cm" svg:y="2.8cm">
          <draw:text-box>
            <text:p><text:span text:style-name="T2">nd==1</text:span></text:p>
            <text:p><text:span text:style-name="T2">cnt:=0</text:span></text:p>
          </draw:text-box>
        </draw:frame>
        <draw:connector draw:style-name="gr4" draw:text-style-name="P1" draw:layer="layout" svg:x1="5cm" svg:y1="4.5cm" svg:x2="8cm" svg:y2="4.5cm" draw:start-shape="id1" draw:start-glue-point="10" draw:end-shape="id2" draw:end-glue-point="6" svg:d="m5000 4500h3000">
          <text:p/>
        </draw:connector>
        <draw:custom-shape draw:style-name="gr1" draw:text-style-name="P2" xml:id="id3" draw:id="id3" draw:layer="layout" svg:width="3cm" svg:height="3cm" svg:x="8cm" svg:y="8cm">
          <text:p text:style-name="P1"><text:span text:style-name="T1">Light Off</text:span></text:p>
          <text:p text:style-name="P1"><text:span text:style-name="T1">Wa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9.5cm" svg:y1="6cm" svg:x2="9.5cm" svg:y2="8cm" draw:start-shape="id2" draw:start-glue-point="8" draw:end-shape="id3" draw:end-glue-point="4" svg:d="m9500 6000v2000">
          <text:p/>
        </draw:connector>
        <draw:connector draw:style-name="gr4" draw:text-style-name="P1" draw:layer="layout" draw:type="curve" svg:x1="10.561cm" svg:y1="10.561cm" svg:x2="8.439cm" svg:y2="10.561cm" draw:start-shape="id3" draw:start-glue-point="9" draw:end-shape="id3" draw:end-glue-point="7" svg:d="m10561 10561c0 1449-2122 1449-2122 0">
          <text:p/>
        </draw:connector>
        <draw:frame draw:style-name="gr5" draw:text-style-name="P3" draw:layer="layout" svg:width="2.703cm" svg:height="1.361cm" svg:x="9.5cm" svg:y="6.8cm">
          <draw:text-box>
            <text:p><text:span text:style-name="T2">nd==1 &amp;&amp;</text:span></text:p>
            <text:p><text:span text:style-name="T2">cnt &gt; max</text:span></text:p>
          </draw:text-box>
        </draw:frame>
        <draw:connector draw:style-name="gr4" draw:text-style-name="P1" draw:layer="layout" svg:x1="8.439cm" svg:y1="5.561cm" svg:x2="4.561cm" svg:y2="5.561cm" draw:start-shape="id2" draw:start-glue-point="7" draw:end-shape="id1" draw:end-glue-point="9" svg:d="m8439 5561h-3878">
          <text:p/>
        </draw:connector>
        <draw:frame draw:style-name="gr3" draw:text-style-name="P3" draw:layer="layout" svg:width="2.703cm" svg:height="1.361cm" svg:x="6.097cm" svg:y="5.439cm">
          <draw:text-box>
            <text:p><text:span text:style-name="T2">nd==0 &amp;&amp;</text:span></text:p>
            <text:p><text:span text:style-name="T2">cnt &lt; min</text:span></text:p>
          </draw:text-box>
        </draw:frame>
        <draw:frame draw:style-name="gr6" draw:text-style-name="P3" draw:layer="layout" svg:width="4.05cm" svg:height="2.471cm" svg:x="10.9cm" svg:y="2cm">
          <draw:text-box>
            <text:p><text:span text:style-name="T2">nd==0 &amp;&amp;</text:span></text:p>
            <text:p><text:span text:style-name="T2">min&lt;=cnt&lt;=max</text:span></text:p>
            <text:p><text:span text:style-name="T2">cnt := 0</text:span></text:p>
            <text:p><text:span text:style-name="T2">lt:=255</text:span></text:p>
          </draw:text-box>
        </draw:frame>
        <draw:custom-shape draw:style-name="gr1" draw:text-style-name="P2" xml:id="id4" draw:id="id4" draw:layer="layout" svg:width="3cm" svg:height="3cm" svg:x="14cm" svg:y="3cm">
          <text:p text:style-name="P1"><text:span text:style-name="T1">Light Off</text:span></text:p>
          <text:p text:style-name="P1"><text:span text:style-name="T1">Flas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1cm" svg:y1="4.5cm" svg:x2="14cm" svg:y2="4.5cm" draw:start-shape="id2" draw:start-glue-point="10" draw:end-shape="id4" draw:end-glue-point="6" svg:d="m11000 4500h3000">
          <text:p/>
        </draw:connector>
        <draw:frame draw:style-name="gr3" draw:text-style-name="P3" draw:layer="layout" svg:width="1.903cm" svg:height="0.906cm" svg:x="8.7cm" svg:y="11.7cm">
          <draw:text-box>
            <text:p><text:span text:style-name="T2">nd==1</text:span></text:p>
          </draw:text-box>
        </draw:frame>
        <draw:connector draw:style-name="gr4" draw:text-style-name="P1" draw:layer="layout" draw:type="curve" svg:x1="8cm" svg:y1="9.5cm" svg:x2="3.5cm" svg:y2="6cm" draw:start-shape="id3" draw:start-glue-point="6" draw:end-shape="id1" draw:end-glue-point="8" svg:d="m8000 9500c-3000 0-4500-1166-4500-3500">
          <text:p/>
        </draw:connector>
        <draw:frame draw:style-name="gr3" draw:text-style-name="P3" draw:layer="layout" svg:width="1.903cm" svg:height="0.906cm" svg:x="4.897cm" svg:y="8.294cm">
          <draw:text-box>
            <text:p><text:span text:style-name="T2">nd==0</text:span></text:p>
          </draw:text-box>
        </draw:frame>
        <draw:custom-shape draw:style-name="gr1" draw:text-style-name="P2" xml:id="id5" draw:id="id5" draw:layer="layout" svg:width="3cm" svg:height="3cm" svg:x="20cm" svg:y="3cm">
          <text:p text:style-name="P1"><text:span text:style-name="T1">Increment</text:span></text:p>
          <text:p text:style-name="P1"><text:span text:style-name="T1">Ligh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6.561cm" svg:y1="5.561cm" svg:x2="14.439cm" svg:y2="5.561cm" draw:start-shape="id4" draw:start-glue-point="9" draw:end-shape="id4" draw:end-glue-point="7" svg:d="m16561 5561c0 1447-2122 1447-2122 0">
          <text:p/>
        </draw:connector>
        <draw:frame draw:style-name="gr3" draw:text-style-name="P3" draw:layer="layout" svg:width="3.44cm" svg:height="0.906cm" svg:x="11.6cm" svg:y="6.194cm">
          <draw:text-box>
            <text:p><text:span text:style-name="T2">cnt&lt;flashtime</text:span></text:p>
          </draw:text-box>
        </draw:frame>
        <draw:connector draw:style-name="gr4" draw:text-style-name="P1" draw:layer="layout" svg:x1="17cm" svg:y1="4.5cm" svg:x2="20cm" svg:y2="4.5cm" draw:start-shape="id4" draw:start-glue-point="10" draw:end-shape="id5" draw:end-glue-point="6" svg:d="m17000 4500h3000">
          <text:p/>
        </draw:connector>
        <draw:frame draw:style-name="gr3" draw:text-style-name="P3" draw:layer="layout" svg:width="3.728cm" svg:height="1.361cm" svg:x="16.8cm" svg:y="2.8cm">
          <draw:text-box>
            <text:p><text:span text:style-name="T2">cnt==flashtime</text:span></text:p>
            <text:p><text:span text:style-name="T2">lt:=0</text:span></text:p>
          </draw:text-box>
        </draw:frame>
        <draw:connector draw:style-name="gr4" draw:text-style-name="P1" draw:layer="layout" draw:type="curve" svg:x1="22.561cm" svg:y1="3.439cm" svg:x2="22.561cm" svg:y2="5.561cm" draw:start-shape="id5" draw:start-glue-point="11" draw:end-shape="id5" draw:end-glue-point="9" svg:d="m22561 3439c1447 0 1447 2122 0 2122">
          <text:p/>
        </draw:connector>
        <draw:frame draw:style-name="gr3" draw:text-style-name="P3" draw:layer="layout" svg:width="1.73cm" svg:height="1.361cm" svg:x="23.972cm" svg:y="3.9cm">
          <draw:text-box>
            <text:p><text:span text:style-name="T2">lt&lt;pot</text:span></text:p>
            <text:p><text:span text:style-name="T2">lt++</text:span></text:p>
          </draw:text-box>
        </draw:frame>
        <draw:custom-shape draw:style-name="gr1" draw:text-style-name="P2" xml:id="id6" draw:id="id6" draw:layer="layout" svg:width="3cm" svg:height="3cm" svg:x="20cm" svg:y="16cm">
          <text:p text:style-name="P1"><text:span text:style-name="T1">Light 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21.5cm" svg:y1="6cm" svg:x2="21.5cm" svg:y2="16cm" draw:start-shape="id5" draw:start-glue-point="8" draw:end-shape="id6" draw:end-glue-point="4" svg:d="m21500 6000v10000">
          <text:p/>
        </draw:connector>
        <draw:frame draw:style-name="gr3" draw:text-style-name="P3" draw:layer="layout" svg:width="2.297cm" svg:height="1.361cm" svg:x="21.77cm" svg:y="9.239cm">
          <draw:text-box>
            <text:p><text:span text:style-name="T2">lt &gt;= pot</text:span></text:p>
            <text:p><text:span text:style-name="T2">lcnt:=0</text:span></text:p>
          </draw:text-box>
        </draw:frame>
        <draw:custom-shape draw:style-name="gr1" draw:text-style-name="P2" xml:id="id7" draw:id="id7" draw:layer="layout" svg:width="3cm" svg:height="3cm" svg:x="14cm" svg:y="16cm">
          <text:p text:style-name="P1"><text:span text:style-name="T1">Light On</text:span></text:p>
          <text:p text:style-name="P1"><text:span text:style-name="T1">Noi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20cm" svg:y1="17.5cm" svg:x2="17cm" svg:y2="17.5cm" draw:start-shape="id6" draw:start-glue-point="6" draw:end-shape="id7" draw:end-glue-point="10" svg:d="m20000 17500h-3000">
          <text:p/>
        </draw:connector>
        <draw:connector draw:style-name="gr4" draw:text-style-name="P1" draw:layer="layout" svg:x1="16.561cm" svg:y1="16.439cm" svg:x2="20.439cm" svg:y2="16.439cm" draw:start-shape="id7" draw:start-glue-point="11" draw:end-shape="id6" draw:end-glue-point="5" svg:d="m16561 16439h3878">
          <text:p/>
        </draw:connector>
        <draw:frame draw:style-name="gr3" draw:text-style-name="P3" draw:layer="layout" svg:width="2.703cm" svg:height="1.361cm" svg:x="17.3cm" svg:y="15.139cm">
          <draw:text-box>
            <text:p><text:span text:style-name="T2">nd==0 &amp;&amp;</text:span></text:p>
            <text:p><text:span text:style-name="T2">cnt &lt; min</text:span></text:p>
          </draw:text-box>
        </draw:frame>
        <draw:frame draw:style-name="gr3" draw:text-style-name="P3" draw:layer="layout" svg:width="1.903cm" svg:height="1.361cm" svg:x="17.797cm" svg:y="17.439cm">
          <draw:text-box>
            <text:p><text:span text:style-name="T2">nd==1</text:span></text:p>
            <text:p><text:span text:style-name="T2">cnt:=0</text:span></text:p>
          </draw:text-box>
        </draw:frame>
        <draw:custom-shape draw:style-name="gr1" draw:text-style-name="P2" xml:id="id8" draw:id="id8" draw:layer="layout" svg:width="3cm" svg:height="3cm" svg:x="14cm" svg:y="11cm">
          <text:p text:style-name="P1"><text:span text:style-name="T1">Light On</text:span></text:p>
          <text:p text:style-name="P1"><text:span text:style-name="T1">Wa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5.5cm" svg:y1="16cm" svg:x2="15.5cm" svg:y2="14cm" draw:start-shape="id7" draw:start-glue-point="4" draw:end-shape="id8" draw:end-glue-point="8" svg:d="m15500 16000v-2000">
          <text:p/>
        </draw:connector>
        <draw:connector draw:style-name="gr4" draw:text-style-name="P1" draw:layer="layout" draw:type="curve" svg:x1="17cm" svg:y1="12.5cm" svg:x2="21.5cm" svg:y2="16cm" draw:start-shape="id8" draw:start-glue-point="10" draw:end-shape="id6" draw:end-glue-point="4" svg:d="m17000 12500c3000 0 4500 1166 4500 3500">
          <text:p/>
        </draw:connector>
        <draw:frame draw:style-name="gr3" draw:text-style-name="P3" draw:layer="layout" svg:width="1.903cm" svg:height="0.906cm" svg:x="17.697cm" svg:y="12.7cm">
          <draw:text-box>
            <text:p><text:span text:style-name="T2">nd==0</text:span></text:p>
          </draw:text-box>
        </draw:frame>
        <draw:frame draw:style-name="gr3" draw:text-style-name="P3" draw:layer="layout" svg:width="1.903cm" svg:height="0.906cm" svg:x="16.8cm" svg:y="11.094cm">
          <draw:text-box>
            <text:p><text:span text:style-name="T2">nd==1</text:span></text:p>
          </draw:text-box>
        </draw:frame>
        <draw:connector draw:style-name="gr4" draw:text-style-name="P1" draw:layer="layout" draw:type="curve" svg:x1="14.439cm" svg:y1="11.439cm" svg:x2="16.561cm" svg:y2="11.439cm" draw:start-shape="id8" draw:start-glue-point="5" draw:end-shape="id8" draw:end-glue-point="11" svg:d="m14439 11439c0-1446 2122-1446 2122 0">
          <text:p/>
        </draw:connector>
        <draw:frame draw:style-name="gr5" draw:text-style-name="P3" draw:layer="layout" svg:width="2.703cm" svg:height="1.361cm" svg:x="15.5cm" svg:y="13.9cm">
          <draw:text-box>
            <text:p><text:span text:style-name="T2">nd==1 &amp;&amp;</text:span></text:p>
            <text:p><text:span text:style-name="T2">cnt &gt; max</text:span></text:p>
          </draw:text-box>
        </draw:frame>
        <draw:custom-shape draw:style-name="gr1" draw:text-style-name="P2" xml:id="id9" draw:id="id9" draw:layer="layout" svg:width="3cm" svg:height="3cm" svg:x="2cm" svg:y="16cm">
          <text:p text:style-name="P1"><text:span text:style-name="T1">Decrement</text:span></text:p>
          <text:p text:style-name="P1"><text:span text:style-name="T1">Ligh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4cm" svg:y1="17.5cm" svg:x2="5cm" svg:y2="17.5cm" draw:start-shape="id7" draw:start-glue-point="6" draw:end-shape="id9" draw:end-glue-point="10" svg:d="m14000 17500h-9000">
          <text:p/>
        </draw:connector>
        <draw:frame draw:style-name="gr7" draw:text-style-name="P3" draw:layer="layout" svg:width="4.05cm" svg:height="1.5cm" svg:x="7.4cm" svg:y="16.8cm">
          <draw:text-box>
            <text:p><text:span text:style-name="T2">nd==0 &amp;&amp;</text:span></text:p>
            <text:p><text:span text:style-name="T2">min&lt;=cnt&lt;=max</text:span></text:p>
          </draw:text-box>
        </draw:frame>
        <draw:connector draw:style-name="gr4" draw:text-style-name="P1" draw:layer="layout" draw:type="curve" svg:x1="2.439cm" svg:y1="18.561cm" svg:x2="2.439cm" svg:y2="16.439cm" draw:start-shape="id9" draw:start-glue-point="7" draw:end-shape="id9" draw:end-glue-point="5" svg:d="m2439 18561c-1446 0-1446-2122 0-2122">
          <text:p/>
        </draw:connector>
        <draw:frame draw:style-name="gr3" draw:text-style-name="P3" draw:layer="layout" svg:width="1.082cm" svg:height="0.906cm" svg:x="0.897cm" svg:y="15.594cm">
          <draw:text-box>
            <text:p><text:span text:style-name="T2">lt--</text:span></text:p>
          </draw:text-box>
        </draw:frame>
        <draw:connector draw:style-name="gr4" draw:text-style-name="P1" draw:layer="layout" svg:x1="3.5cm" svg:y1="16cm" svg:x2="3.5cm" svg:y2="6cm" draw:start-shape="id9" draw:start-glue-point="4" draw:end-shape="id1" draw:end-glue-point="8" svg:d="m3500 16000v-10000">
          <text:p/>
        </draw:connector>
        <draw:frame draw:style-name="gr3" draw:text-style-name="P3" draw:layer="layout" svg:width="1.603cm" svg:height="0.906cm" svg:x="1.6cm" svg:y="9cm">
          <draw:text-box>
            <text:p><text:span text:style-name="T2">lt==0</text:span></text:p>
          </draw:text-box>
        </draw:frame>
        <draw:connector draw:style-name="gr8" draw:text-style-name="P1" draw:layer="layout" draw:type="curve" svg:x1="21.5cm" svg:y1="19cm" svg:x2="3.5cm" svg:y2="19cm" draw:start-shape="id6" draw:end-shape="id9" draw:end-glue-point="8" svg:d="m21500 19000c0 790-18000 790-18000 0">
          <text:p/>
        </draw:connector>
        <draw:frame draw:style-name="gr5" draw:text-style-name="P3" draw:layer="layout" svg:width="3.271cm" svg:height="1cm" svg:x="7.9cm" svg:y="18.8cm">
          <draw:text-box>
            <text:p><text:span text:style-name="T2">lcnt&gt;idletime</text:span></text:p>
          </draw:text-box>
        </draw:frame>
        <draw:connector draw:style-name="gr9" draw:text-style-name="P1" draw:layer="layout" draw:type="curve" draw:line-skew="1.399cm" svg:x1="4.561cm" svg:y1="16.439cm" svg:x2="20.439cm" svg:y2="5.561cm" draw:start-shape="id9" draw:start-glue-point="11" draw:end-shape="id5" draw:end-glue-point="7" svg:d="m4561 16439c14008 0 6070-10878 15878-10878">
          <text:p/>
        </draw:connector>
        <draw:frame draw:style-name="gr3" draw:text-style-name="P3" draw:layer="layout" svg:width="2.039cm" svg:height="0.906cm" svg:x="16.4cm" svg:y="8.194cm">
          <draw:text-box>
            <text:p><text:span text:style-name="T2">pm==1</text:span></text:p>
          </draw:text-box>
        </draw:frame>
        <draw:connector draw:style-name="gr9" draw:text-style-name="P1" draw:layer="layout" draw:type="curve" svg:x1="11cm" svg:y1="9.5cm" svg:x2="20.439cm" svg:y2="5.561cm" draw:start-shape="id3" draw:start-glue-point="10" svg:d="m11000 9500c7474 0 2755-3939 9439-3939">
          <text:p/>
        </draw:connector>
        <draw:connector draw:style-name="gr9" draw:text-style-name="P1" draw:layer="layout" draw:type="curve" svg:x1="9.5cm" svg:y1="6cm" svg:x2="20.44cm" svg:y2="5.562cm" draw:start-shape="id2" draw:start-glue-point="8" svg:d="m9500 6000c0 1242 10940 1461 10940-438">
          <text:p/>
        </draw:connector>
        <draw:connector draw:style-name="gr9" draw:text-style-name="P1" draw:layer="layout" draw:type="curve" draw:line-skew="4.902cm" svg:x1="3.5cm" svg:y1="6cm" svg:x2="20.44cm" svg:y2="5.562cm" draw:start-shape="id1" draw:start-glue-point="8" svg:d="m3500 6000c0 8142 16940 8361 16940-438">
          <text:p/>
        </draw:connector>
        <draw:custom-shape draw:style-name="gr10" draw:text-style-name="P1" draw:layer="layout" svg:width="0.7cm" svg:height="0.7cm" svg:x="23.3cm" svg:y="12.3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884cm" svg:height="1.361cm" svg:x="24.061cm" svg:y="11.894cm">
          <draw:text-box>
            <text:p><text:span text:style-name="T2">Var Pot change</text:span><text:span text:style-name="T2"><text:line-break/></text:span><text:span text:style-name="T2">pm==1</text:span></text:p>
          </draw:text-box>
        </draw:frame>
        <draw:custom-shape draw:style-name="gr11" draw:text-style-name="P1" draw:layer="layout" svg:width="0.7cm" svg:height="0.7cm" svg:x="23.3cm" svg:y="1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4.227cm" svg:height="1.361cm" svg:x="24.062cm" svg:y="13.194cm">
          <draw:text-box>
            <text:p><text:span text:style-name="T2">turn off light after</text:span><text:span text:style-name="T2"><text:line-break/></text:span><text:span text:style-name="T2">very long time</text:span></text:p>
          </draw:text-box>
        </draw:frame>
        <draw:connector draw:style-name="gr4" draw:text-style-name="P1" draw:layer="layout" draw:type="curve" svg:x1="22.561cm" svg:y1="16.439cm" svg:x2="22.6cm" svg:y2="18.622cm" draw:start-shape="id6" draw:start-glue-point="11" svg:d="m22561 16439c1447 0 1428 2183 39 2183">
          <text:p/>
        </draw:connector>
        <draw:frame draw:style-name="gr3" draw:text-style-name="P3" draw:layer="layout" svg:width="1.865cm" svg:height="0.906cm" svg:x="23.87cm" svg:y="17.2cm">
          <draw:text-box>
            <text:p><text:span text:style-name="T2">lt:=p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08T21:56:48.03</meta:creation-date>
    <dc:date>2012-11-21T23:41:13</dc:date>
    <meta:editing-duration>PT1H44M38S</meta:editing-duration>
    <meta:editing-cycles>13</meta:editing-cycles>
    <meta:generator>LibreOffice/3.6$Linux_x86 LibreOffice_project/360m1$Build-2</meta:generator>
    <meta:document-statistic meta:object-count="59"/>
  </office:meta>
</office:document-meta>
</file>